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2fc" officeooo:paragraph-rsid="0016d2fc"/>
    </style:style>
    <style:style style:name="P2" style:family="paragraph" style:parent-style-name="Standard">
      <style:text-properties officeooo:rsid="00188647" officeooo:paragraph-rsid="00188647"/>
    </style:style>
    <style:style style:name="P3" style:family="paragraph" style:parent-style-name="Standard">
      <style:text-properties officeooo:rsid="0018970e" officeooo:paragraph-rsid="0018970e"/>
    </style:style>
    <style:style style:name="T1" style:family="text">
      <style:text-properties officeooo:rsid="001a04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ndo un archivo .txt para nuestras librerías de arduino</text:p>
      <text:p text:style-name="P1"/>
      <text:p text:style-name="P1">Como vimos en la entrada anterior (te la dejo aquí por si no la has leído) donde presentamos la librería del proyecto, hay algo que se me pasó por alto y es que aunque funciona a la perfección el IDE de arduino no reconoce los métodos que hemos definido lo que hace que nuestro código sea más díficil de entender, es por eso que hoy te traigo la solución.</text:p>
      <text:p text:style-name="P1"/>
      <text:p text:style-name="P1">Después de una breve búsqueda por Internet vi que la solución consiste en crear un archivo .txt como el que te dejo en esta imagen:</text:p>
      <text:p text:style-name="P1"/>
      <text:p text:style-name="P1">(añadir captura)</text:p>
      <text:p text:style-name="P1"/>
      <text:p text:style-name="P1">Aunque no parece algo muy complicado puede resultar una tarea un tanto tediosa al añadir tantos símbolos # y palabras raras, es por eso que he decidido crear un pequeño programa en Python que haga esto por mí.</text:p>
      <text:p text:style-name="P1"/>
      <text:p text:style-name="P1">¿Por qué Python y no otro lenguaje de programación?</text:p>
      <text:p text:style-name="P1"/>
      <text:p text:style-name="P1">Es cierto que cualquier lenguaje como JavaScript o Java pueden crear y manejar ficheros .txt pero es necesario trabajar con frameworks como NODE.js o librerías como ‘fs’ en JavaScript o (añadir librería java) para Java.</text:p>
      <text:p text:style-name="P1"/>
      <text:p text:style-name="P1">En contraposición Python no requiere nada que no sea la instalación del propio python en nuestro ordenador, todas las instrucciones que usaremos vienen predefinidas por el lenguaje por lo que no será necesario instalar ni importar nada nuevo.</text:p>
      <text:p text:style-name="P1"/>
      <text:p text:style-name="P1">¿Cómo crear el archivo .txt necesario?</text:p>
      <text:p text:style-name="P1"/>
      <text:p text:style-name="P2">Bien para ello vamos crear 4 listas, 2 de ellas con contenido que es estático es decir que no se va a modificar y va a estar presente en todos nuestros archivos .txt que creemos con el fin de añadir contenido a nuestra librería.</text:p>
      <text:p text:style-name="P2"/>
      <text:p text:style-name="P2">Y dos listas vacías, en una añadiremos los métodos y las funciones que hemos creado y en la otra las constantes si las necesitamos en nuestro código de arduino.</text:p>
      <text:p text:style-name="P2"/>
      <text:p text:style-name="P2">¿Cómo añadimos elementos a las listas vacías?</text:p>
      <text:p text:style-name="P2"/>
      <text:p text:style-name="P2">El control de flujo de nuestro script viene dado por un bucle while que tiene varias opciones disponibles como añadir, modificar y salir.</text:p>
      <text:p text:style-name="P2"/>
      <text:p text:style-name="P2">Primeramente el programa va a preguntar al usuario que desea hacer dependiendo de lo que el usuario elija se ejecutará una parte del código de la función u otra.</text:p>
      <text:p text:style-name="P2"/>
      <text:p text:style-name="P2">Si escribimos “<text:span text:style-name="T1">metodo</text:span>”, nos preguntará que nombre del método deseamos añadir a la lista y se añadirá automáticamente <text:span text:style-name="T1">gracias a la función .append</text:span></text:p>
      <text:p text:style-name="P2"/>
      <text:p text:style-name="P2">Si escribimos modificar nos preguntará por el nombre de nuestra librería y modificará en las listas estáticas la palabra example por el nombre de nuestra librería</text:p>
      <text:p text:style-name="P2"/>
      <text:p text:style-name="P2">Si por el contrario elegimos salir, saldremos del bucle while y el codigo seguirá su curso</text:p>
      <text:p text:style-name="P2"/>
      <text:p text:style-name="P2"/>
      <text:p text:style-name="P2"><text:soft-page-break/>Añadiendo el contenido al archivo</text:p>
      <text:p text:style-name="P2"/>
      <text:p text:style-name="P2"/>
      <text:p text:style-name="P2">Una vez añadido todos los métodos, funciones y constantes a nuestra lista, es necesario iterar cada lista y escribir el contenido en nuestro archivo, esto lo hacemos con 4 blucles for (1 para cada lista)</text:p>
      <text:p text:style-name="P2"/>
      <text:p text:style-name="P3">una vez está todo escrito se cierra el archivo y ya lo tenemos listo para poder usarlo</text:p>
      <text:p text:style-name="P3"/>
      <text:p text:style-name="P3">(añadir partes del codigo explicar los metodos usados)</text:p>
      <text:p text:style-name="P3"/>
      <text:p text:style-name="P3"/>
      <text:p text:style-name="P3">Si lo hemos hecho todo bien tan solo debemos de cortar nuestro archivo .txt y pegarlo en la librería del proyecto que está en el directorio Arduino =&gt; libraries.</text:p>
      <text:p text:style-name="P3"/>
      <text:p text:style-name="P3">A continuación abrimos nuestro proyecto en el IDE de Arduino y podemos observar como el IDE resalta en otro color nuestros metodos predefinidos.</text:p>
      <text:p text:style-name="P3"/>
      <text:p text:style-name="P3"/>
      <text:p text:style-name="P3">Hasta aquí el post de hoy ¿Qué te ha parecido?¿Lo encuentras útil? Si es así dejame saberlo en los comentarios, así como tus dudas, recuerda como siempre que el script es de código abierto por lo que puedes decargarlo, usarlo y modificarlo sin ningún tipo de problemas, lo tienes completo en mi perfil de GitHub.</text:p>
      <text:p text:style-name="P3"/>
      <text:p text:style-name="P3">Recuerda que durante todo el mes de abril estaremos tambien desarrollando la placa de expansión del ESP8266, por lo que te invito a que me sigas en mis redes sociales para no pederte nada.</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0:13:43.782835636</meta:creation-date>
    <dc:date>2024-04-01T15:09:02.349165152</dc:date>
    <meta:editing-duration>PT1H</meta:editing-duration>
    <meta:editing-cycles>3</meta:editing-cycles>
    <meta:generator>LibreOffice/7.3.7.2$Linux_X86_64 LibreOffice_project/30$Build-2</meta:generator>
    <meta:document-statistic meta:table-count="0" meta:image-count="0" meta:object-count="0" meta:page-count="2" meta:paragraph-count="25" meta:word-count="634" meta:character-count="3628" meta:non-whitespace-character-count="3019"/>
  </office:meta>
</office:document-meta>
</file>